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2.262cm" svg:height="6.115cm" svg:x="11.445cm" svg:y="0.42cm">
            <draw:object draw:notify-on-update-of-ranges="Feuille1.A2:Feuille1.A13 Feuille1.B2:Feuille1.B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115cm" svg:height="6.375cm" svg:x="11.702cm" svg:y="10.04cm">
            <draw:object draw:notify-on-update-of-ranges="Feuille1.A24:Feuille1.A35 Feuille1.B24:Feuille1.B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.473cm" svg:height="6.349cm" svg:x="19.026cm" svg:y="3.054cm">
            <draw:object draw:notify-on-update-of-ranges="Feuille1.D5:Feuille1.D11 Feuille1.E5:Feuille1.E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2.94cm" svg:height="7.703cm" svg:x="17.209cm" svg:y="13.281cm">
            <draw:object draw:notify-on-update-of-ranges="Feuille1.D27:Feuille1.D33 Feuille1.E27:Feuille1.E3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2.114cm" svg:height="7.013cm" svg:x="11.536cm" svg:y="19.683cm">
            <draw:object draw:notify-on-update-of-ranges="Feuille1.A46:Feuille1.A57 Feuille1.B46:Feuille1.B5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3.272cm" svg:height="7.649cm" svg:x="17.538cm" svg:y="22.897cm">
            <draw:object draw:notify-on-update-of-ranges="Feuille1.D49:Feuille1.D55 Feuille1.E49:Feuille1.E5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Error1</text:p>
          </table:table-cell>
          <table:table-cell/>
          <table:table-cell office:value-type="string" calcext:value-type="string">
            <text:p>log(Dx)</text:p>
          </table:table-cell>
          <table:table-cell office:value-type="string" calcext:value-type="string">
            <text:p>log(Error1)</text:p>
          </table:table-cell>
        </table:table-row>
        <table:table-row table:style-name="ro1">
          <table:table-cell office:value-type="float" office:value="0.00452488707" calcext:value-type="float">
            <text:p>4,52E-003</text:p>
          </table:table-cell>
          <table:table-cell office:value-type="float" office:value="0.000750790874" calcext:value-type="float">
            <text:p>7,51E-004</text:p>
          </table:table-cell>
          <table:table-cell/>
          <table:table-cell table:formula="of:=LOG([.A2])" office:value-type="float" office:value="-2.34439225524062" calcext:value-type="float">
            <text:p>-2,3443922552</text:p>
          </table:table-cell>
          <table:table-cell table:formula="of:=LOG([.B2])" office:value-type="float" office:value="-3.12448101494724" calcext:value-type="float">
            <text:p>-3,1244810149</text:p>
          </table:table-cell>
        </table:table-row>
        <table:table-row table:style-name="ro1">
          <table:table-cell office:value-type="float" office:value="0.0045454544" calcext:value-type="float">
            <text:p>4,55E-003</text:p>
          </table:table-cell>
          <table:table-cell office:value-type="float" office:value="0.000750554609" calcext:value-type="float">
            <text:p>7,51E-004</text:p>
          </table:table-cell>
          <table:table-cell/>
          <table:table-cell table:formula="of:=LOG([.A3])" office:value-type="float" office:value="-2.34242269471963" calcext:value-type="float">
            <text:p>-2,3424226947</text:p>
          </table:table-cell>
          <table:table-cell table:formula="of:=LOG([.B3])" office:value-type="float" office:value="-3.12461770378772" calcext:value-type="float">
            <text:p>-3,1246177038</text:p>
          </table:table-cell>
        </table:table-row>
        <table:table-row table:style-name="ro1">
          <table:table-cell office:value-type="float" office:value="0.00499999989" calcext:value-type="float">
            <text:p>5,00E-003</text:p>
          </table:table-cell>
          <table:table-cell office:value-type="float" office:value="0.00074108562" calcext:value-type="float">
            <text:p>7,41E-004</text:p>
          </table:table-cell>
          <table:table-cell/>
          <table:table-cell table:formula="of:=LOG([.A4])" office:value-type="float" office:value="-2.30103000521846" calcext:value-type="float">
            <text:p>-2,3010300052</text:p>
          </table:table-cell>
          <table:table-cell table:formula="of:=LOG([.B4])" office:value-type="float" office:value="-3.13013161368673" calcext:value-type="float">
            <text:p>-3,1301316137</text:p>
          </table:table-cell>
        </table:table-row>
        <table:table-row table:style-name="ro1">
          <table:table-cell office:value-type="float" office:value="0.00999999978" calcext:value-type="float">
            <text:p>1,00E-002</text:p>
          </table:table-cell>
          <table:table-cell office:value-type="float" office:value="0.00116523891" calcext:value-type="float">
            <text:p>1,17E-003</text:p>
          </table:table-cell>
          <table:table-cell/>
          <table:table-cell table:formula="of:=LOG([.A5])" office:value-type="float" office:value="-2.00000000955448" calcext:value-type="float">
            <text:p>-2,0000000096</text:p>
          </table:table-cell>
          <table:table-cell table:formula="of:=LOG([.B5])" office:value-type="float" office:value="-2.93358502171331" calcext:value-type="float">
            <text:p>-2,9335850217</text:p>
          </table:table-cell>
        </table:table-row>
        <table:table-row table:style-name="ro1">
          <table:table-cell office:value-type="float" office:value="0.0133333337" calcext:value-type="float">
            <text:p>1,33E-002</text:p>
          </table:table-cell>
          <table:table-cell office:value-type="float" office:value="0.00174547499" calcext:value-type="float">
            <text:p>1,75E-003</text:p>
          </table:table-cell>
          <table:table-cell/>
          <table:table-cell table:formula="of:=LOG([.A6])" office:value-type="float" office:value="-1.8750612514486" calcext:value-type="float">
            <text:p>-1,8750612514</text:p>
          </table:table-cell>
          <table:table-cell table:formula="of:=LOG([.B6])" office:value-type="float" office:value="-2.75808636958415" calcext:value-type="float">
            <text:p>-2,7580863696</text:p>
          </table:table-cell>
        </table:table-row>
        <table:table-row table:style-name="ro1">
          <table:table-cell office:value-type="float" office:value="0.0199999996" calcext:value-type="float">
            <text:p>2,00E-002</text:p>
          </table:table-cell>
          <table:table-cell office:value-type="float" office:value="0.00384211075" calcext:value-type="float">
            <text:p>3,84E-003</text:p>
          </table:table-cell>
          <table:table-cell/>
          <table:table-cell table:formula="of:=LOG([.A7])" office:value-type="float" office:value="-1.69897001302191" calcext:value-type="float">
            <text:p>-1,698970013</text:p>
          </table:table-cell>
          <table:table-cell table:formula="of:=LOG([.B7])" office:value-type="float" office:value="-2.4154301206246" calcext:value-type="float">
            <text:p>-2,4154301206</text:p>
          </table:table-cell>
        </table:table-row>
        <table:table-row table:style-name="ro1">
          <table:table-cell office:value-type="float" office:value="0.0250000004" calcext:value-type="float">
            <text:p>2,50E-002</text:p>
          </table:table-cell>
          <table:table-cell office:value-type="float" office:value="0.00620893156" calcext:value-type="float">
            <text:p>6,21E-003</text:p>
          </table:table-cell>
          <table:table-cell/>
          <table:table-cell table:formula="of:=LOG([.A8])" office:value-type="float" office:value="-1.60205998437925" calcext:value-type="float">
            <text:p>-1,6020599844</text:p>
          </table:table-cell>
          <table:table-cell table:formula="of:=LOG([.B8])" office:value-type="float" office:value="-2.20698312728208" calcext:value-type="float">
            <text:p>-2,2069831273</text:p>
          </table:table-cell>
        </table:table-row>
        <table:table-row table:style-name="ro1">
          <table:table-cell office:value-type="float" office:value="0.0333333351" calcext:value-type="float">
            <text:p>3,33E-002</text:p>
          </table:table-cell>
          <table:table-cell office:value-type="float" office:value="0.0102345869" calcext:value-type="float">
            <text:p>1,02E-002</text:p>
          </table:table-cell>
          <table:table-cell/>
          <table:table-cell table:formula="of:=LOG([.A9])" office:value-type="float" office:value="-1.47712123170206" calcext:value-type="float">
            <text:p>-1,4771212317</text:p>
          </table:table-cell>
          <table:table-cell table:formula="of:=LOG([.B9])" office:value-type="float" office:value="-1.98992968213398" calcext:value-type="float">
            <text:p>-1,9899296821</text:p>
          </table:table-cell>
        </table:table-row>
        <table:table-row table:style-name="ro1">
          <table:table-cell office:value-type="float" office:value="0.0500000007" calcext:value-type="float">
            <text:p>5,00E-002</text:p>
          </table:table-cell>
          <table:table-cell office:value-type="float" office:value="0.0227001738" calcext:value-type="float">
            <text:p>2,27E-002</text:p>
          </table:table-cell>
          <table:table-cell/>
          <table:table-cell table:formula="of:=LOG([.A10])" office:value-type="float" office:value="-1.30102998958386" calcext:value-type="float">
            <text:p>-1,3010299896</text:p>
          </table:table-cell>
          <table:table-cell table:formula="of:=LOG([.B10])" office:value-type="float" office:value="-1.64397081769269" calcext:value-type="float">
            <text:p>-1,6439708177</text:p>
          </table:table-cell>
        </table:table-row>
        <table:table-row table:style-name="ro1">
          <table:table-cell office:value-type="float" office:value="0.0666666701" calcext:value-type="float">
            <text:p>6,67E-002</text:p>
          </table:table-cell>
          <table:table-cell office:value-type="float" office:value="0.0401693583" calcext:value-type="float">
            <text:p>4,02E-002</text:p>
          </table:table-cell>
          <table:table-cell/>
          <table:table-cell table:formula="of:=LOG([.A11])" office:value-type="float" office:value="-1.17609123668952" calcext:value-type="float">
            <text:p>-1,1760912367</text:p>
          </table:table-cell>
          <table:table-cell table:formula="of:=LOG([.B11])" office:value-type="float" office:value="-1.39610510600781" calcext:value-type="float">
            <text:p>-1,396105106</text:p>
          </table:table-cell>
        </table:table-row>
        <table:table-row table:style-name="ro1">
          <table:table-cell table:style-name="Default" office:value-type="float" office:value="0.100000001" calcext:value-type="float">
            <text:p>0,100000001</text:p>
          </table:table-cell>
          <table:table-cell office:value-type="float" office:value="0.0637644008" calcext:value-type="float">
            <text:p>6,38E-002</text:p>
          </table:table-cell>
          <table:table-cell/>
          <table:table-cell table:formula="of:=LOG([.A12])" office:value-type="float" office:value="-0.999999995657055" calcext:value-type="float">
            <text:p>-0,9999999957</text:p>
          </table:table-cell>
          <table:table-cell table:formula="of:=LOG([.B12])" office:value-type="float" office:value="-1.19542171706363" calcext:value-type="float">
            <text:p>-1,1954217171</text:p>
          </table:table-cell>
        </table:table-row>
        <table:table-row table:style-name="ro1">
          <table:table-cell table:style-name="Default" office:value-type="float" office:value="0.200000003" calcext:value-type="float">
            <text:p>0,200000003</text:p>
          </table:table-cell>
          <table:table-cell office:value-type="float" office:value="0.0411564521" calcext:value-type="float">
            <text:p>4,12E-002</text:p>
          </table:table-cell>
          <table:table-cell/>
          <table:table-cell table:formula="of:=LOG([.A13])" office:value-type="float" office:value="-0.698969997821602" calcext:value-type="float">
            <text:p>-0,6989699978</text:p>
          </table:table-cell>
          <table:table-cell table:formula="of:=LOG([.B13])" office:value-type="float" office:value="-1.38556207073673" calcext:value-type="float">
            <text:p>-1,3855620707</text:p>
          </table:table-cell>
        </table:table-row>
        <table:table-row table:style-name="ro1" table:number-rows-repeated="9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Dx</text:p>
          </table:table-cell>
          <table:table-cell table:style-name="Default" office:value-type="string" calcext:value-type="string">
            <text:p>Error2</text:p>
          </table:table-cell>
          <table:table-cell/>
          <table:table-cell office:value-type="string" calcext:value-type="string">
            <text:p>log(Dx)</text:p>
          </table:table-cell>
          <table:table-cell office:value-type="string" calcext:value-type="string">
            <text:p>log(Error2)</text:p>
          </table:table-cell>
        </table:table-row>
        <table:table-row table:style-name="ro1">
          <table:table-cell office:value-type="float" office:value="0.00452488707" calcext:value-type="float">
            <text:p>4,52E-003</text:p>
          </table:table-cell>
          <table:table-cell office:value-type="float" office:value="0.00259985728" calcext:value-type="float">
            <text:p>2,60E-003</text:p>
          </table:table-cell>
          <table:table-cell/>
          <table:table-cell table:formula="of:=LOG([.A24])" office:value-type="float" office:value="-2.34439225524062" calcext:value-type="float">
            <text:p>-2,3443922552</text:p>
          </table:table-cell>
          <table:table-cell table:formula="of:=LOG([.B24])" office:value-type="float" office:value="-2.58505049210984" calcext:value-type="float">
            <text:p>-2,5850504921</text:p>
          </table:table-cell>
        </table:table-row>
        <table:table-row table:style-name="ro1">
          <table:table-cell office:value-type="float" office:value="0.0045454544" calcext:value-type="float">
            <text:p>4,55E-003</text:p>
          </table:table-cell>
          <table:table-cell office:value-type="float" office:value="0.00259804004" calcext:value-type="float">
            <text:p>2,60E-003</text:p>
          </table:table-cell>
          <table:table-cell/>
          <table:table-cell table:formula="of:=LOG([.A25])" office:value-type="float" office:value="-2.34242269471963" calcext:value-type="float">
            <text:p>-2,3424226947</text:p>
          </table:table-cell>
          <table:table-cell table:formula="of:=LOG([.B25])" office:value-type="float" office:value="-2.58535416003087" calcext:value-type="float">
            <text:p>-2,58535416</text:p>
          </table:table-cell>
        </table:table-row>
        <table:table-row table:style-name="ro1">
          <table:table-cell office:value-type="float" office:value="0.00499999989" calcext:value-type="float">
            <text:p>5,00E-003</text:p>
          </table:table-cell>
          <table:table-cell office:value-type="float" office:value="0.00259349868" calcext:value-type="float">
            <text:p>2,59E-003</text:p>
          </table:table-cell>
          <table:table-cell/>
          <table:table-cell table:formula="of:=LOG([.A26])" office:value-type="float" office:value="-2.30103000521846" calcext:value-type="float">
            <text:p>-2,3010300052</text:p>
          </table:table-cell>
          <table:table-cell table:formula="of:=LOG([.B26])" office:value-type="float" office:value="-2.58611396871102" calcext:value-type="float">
            <text:p>-2,5861139687</text:p>
          </table:table-cell>
        </table:table-row>
        <table:table-row table:style-name="ro1">
          <table:table-cell office:value-type="float" office:value="0.00999999978" calcext:value-type="float">
            <text:p>1,00E-002</text:p>
          </table:table-cell>
          <table:table-cell office:value-type="float" office:value="0.00343802059" calcext:value-type="float">
            <text:p>3,44E-003</text:p>
          </table:table-cell>
          <table:table-cell/>
          <table:table-cell table:formula="of:=LOG([.A27])" office:value-type="float" office:value="-2.00000000955448" calcext:value-type="float">
            <text:p>-2,0000000096</text:p>
          </table:table-cell>
          <table:table-cell table:formula="of:=LOG([.B27])" office:value-type="float" office:value="-2.46369152669009" calcext:value-type="float">
            <text:p>-2,4636915267</text:p>
          </table:table-cell>
        </table:table-row>
        <table:table-row table:style-name="ro1">
          <table:table-cell office:value-type="float" office:value="0.0133333337" calcext:value-type="float">
            <text:p>1,33E-002</text:p>
          </table:table-cell>
          <table:table-cell office:value-type="float" office:value="0.00536029786" calcext:value-type="float">
            <text:p>5,36E-003</text:p>
          </table:table-cell>
          <table:table-cell/>
          <table:table-cell table:formula="of:=LOG([.A28])" office:value-type="float" office:value="-1.8750612514486" calcext:value-type="float">
            <text:p>-1,8750612514</text:p>
          </table:table-cell>
          <table:table-cell table:formula="of:=LOG([.B28])" office:value-type="float" office:value="-2.2708110768445" calcext:value-type="float">
            <text:p>-2,2708110768</text:p>
          </table:table-cell>
        </table:table-row>
        <table:table-row table:style-name="ro1">
          <table:table-cell office:value-type="float" office:value="0.0199999996" calcext:value-type="float">
            <text:p>2,00E-002</text:p>
          </table:table-cell>
          <table:table-cell office:value-type="float" office:value="0.0118229073" calcext:value-type="float">
            <text:p>1,18E-002</text:p>
          </table:table-cell>
          <table:table-cell/>
          <table:table-cell table:formula="of:=LOG([.A29])" office:value-type="float" office:value="-1.69897001302191" calcext:value-type="float">
            <text:p>-1,698970013</text:p>
          </table:table-cell>
          <table:table-cell table:formula="of:=LOG([.B29])" office:value-type="float" office:value="-1.92727571557893" calcext:value-type="float">
            <text:p>-1,9272757156</text:p>
          </table:table-cell>
        </table:table-row>
        <table:table-row table:style-name="ro1">
          <table:table-cell office:value-type="float" office:value="0.0250000004" calcext:value-type="float">
            <text:p>2,50E-002</text:p>
          </table:table-cell>
          <table:table-cell office:value-type="float" office:value="0.0185553394" calcext:value-type="float">
            <text:p>1,86E-002</text:p>
          </table:table-cell>
          <table:table-cell/>
          <table:table-cell table:formula="of:=LOG([.A30])" office:value-type="float" office:value="-1.60205998437925" calcext:value-type="float">
            <text:p>-1,6020599844</text:p>
          </table:table-cell>
          <table:table-cell table:formula="of:=LOG([.B30])" office:value-type="float" office:value="-1.73153109746184" calcext:value-type="float">
            <text:p>-1,7315310975</text:p>
          </table:table-cell>
        </table:table-row>
        <table:table-row table:style-name="ro1">
          <table:table-cell office:value-type="float" office:value="0.0333333351" calcext:value-type="float">
            <text:p>3,33E-002</text:p>
          </table:table-cell>
          <table:table-cell office:value-type="float" office:value="0.0324982218" calcext:value-type="float">
            <text:p>3,25E-002</text:p>
          </table:table-cell>
          <table:table-cell/>
          <table:table-cell table:formula="of:=LOG([.A31])" office:value-type="float" office:value="-1.47712123170206" calcext:value-type="float">
            <text:p>-1,4771212317</text:p>
          </table:table-cell>
          <table:table-cell table:formula="of:=LOG([.B31])" office:value-type="float" office:value="-1.48814040159267" calcext:value-type="float">
            <text:p>-1,4881404016</text:p>
          </table:table-cell>
        </table:table-row>
        <table:table-row table:style-name="ro1">
          <table:table-cell office:value-type="float" office:value="0.0500000007" calcext:value-type="float">
            <text:p>5,00E-002</text:p>
          </table:table-cell>
          <table:table-cell office:value-type="float" office:value="0.0661271736" calcext:value-type="float">
            <text:p>6,61E-002</text:p>
          </table:table-cell>
          <table:table-cell/>
          <table:table-cell table:formula="of:=LOG([.A32])" office:value-type="float" office:value="-1.30102998958386" calcext:value-type="float">
            <text:p>-1,3010299896</text:p>
          </table:table-cell>
          <table:table-cell table:formula="of:=LOG([.B32])" office:value-type="float" office:value="-1.17962003946381" calcext:value-type="float">
            <text:p>-1,1796200395</text:p>
          </table:table-cell>
        </table:table-row>
        <table:table-row table:style-name="ro1">
          <table:table-cell office:value-type="float" office:value="0.0666666701" calcext:value-type="float">
            <text:p>6,67E-002</text:p>
          </table:table-cell>
          <table:table-cell table:style-name="Default" office:value-type="float" office:value="0.123753175" calcext:value-type="float">
            <text:p>0,123753175</text:p>
          </table:table-cell>
          <table:table-cell/>
          <table:table-cell table:formula="of:=LOG([.A33])" office:value-type="float" office:value="-1.17609123668952" calcext:value-type="float">
            <text:p>-1,1760912367</text:p>
          </table:table-cell>
          <table:table-cell table:formula="of:=LOG([.B33])" office:value-type="float" office:value="-0.907443650032441" calcext:value-type="float">
            <text:p>-0,90744365</text:p>
          </table:table-cell>
        </table:table-row>
        <table:table-row table:style-name="ro1">
          <table:table-cell table:style-name="Default" office:value-type="float" office:value="0.100000001" calcext:value-type="float">
            <text:p>0,100000001</text:p>
          </table:table-cell>
          <table:table-cell table:style-name="Default" office:value-type="float" office:value="0.197989687" calcext:value-type="float">
            <text:p>0,197989687</text:p>
          </table:table-cell>
          <table:table-cell/>
          <table:table-cell table:formula="of:=LOG([.A34])" office:value-type="float" office:value="-0.999999995657055" calcext:value-type="float">
            <text:p>-0,9999999957</text:p>
          </table:table-cell>
          <table:table-cell table:formula="of:=LOG([.B34])" office:value-type="float" office:value="-0.703357430928565" calcext:value-type="float">
            <text:p>-0,7033574309</text:p>
          </table:table-cell>
        </table:table-row>
        <table:table-row table:style-name="ro1">
          <table:table-cell table:style-name="Default" office:value-type="float" office:value="0.200000003" calcext:value-type="float">
            <text:p>0,200000003</text:p>
          </table:table-cell>
          <table:table-cell office:value-type="float" office:value="0.0995336995" calcext:value-type="float">
            <text:p>9,95E-002</text:p>
          </table:table-cell>
          <table:table-cell/>
          <table:table-cell table:formula="of:=LOG([.A35])" office:value-type="float" office:value="-0.698969997821602" calcext:value-type="float">
            <text:p>-0,6989699978</text:p>
          </table:table-cell>
          <table:table-cell table:formula="of:=LOG([.B35])" office:value-type="float" office:value="-1.00202985363604" calcext:value-type="float">
            <text:p>-1,0020298536</text:p>
          </table:table-cell>
        </table:table-row>
        <table:table-row table:style-name="ro1" table:number-rows-repeated="9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Dx</text:p>
          </table:table-cell>
          <table:table-cell table:style-name="Default" office:value-type="string" calcext:value-type="string">
            <text:p>Error_inf</text:p>
          </table:table-cell>
          <table:table-cell/>
          <table:table-cell office:value-type="string" calcext:value-type="string">
            <text:p>log(Dx)</text:p>
          </table:table-cell>
          <table:table-cell office:value-type="string" calcext:value-type="string">
            <text:p>log(Error_inf)</text:p>
          </table:table-cell>
        </table:table-row>
        <table:table-row table:style-name="ro1">
          <table:table-cell office:value-type="float" office:value="0.00452488707" calcext:value-type="float">
            <text:p>4,52E-003</text:p>
          </table:table-cell>
          <table:table-cell office:value-type="float" office:value="0.013048172" calcext:value-type="float">
            <text:p>1,30E-002</text:p>
          </table:table-cell>
          <table:table-cell/>
          <table:table-cell table:formula="of:=LOG([.A46])" office:value-type="float" office:value="-2.34439225524062" calcext:value-type="float">
            <text:p>-2,3443922552</text:p>
          </table:table-cell>
          <table:table-cell table:formula="of:=LOG([.B46])" office:value-type="float" office:value="-1.88445032709358" calcext:value-type="float">
            <text:p>-1,8844503271</text:p>
          </table:table-cell>
        </table:table-row>
        <table:table-row table:style-name="ro1">
          <table:table-cell office:value-type="float" office:value="0.0045454544" calcext:value-type="float">
            <text:p>4,55E-003</text:p>
          </table:table-cell>
          <table:table-cell office:value-type="float" office:value="0.0129489899" calcext:value-type="float">
            <text:p>1,29E-002</text:p>
          </table:table-cell>
          <table:table-cell/>
          <table:table-cell table:formula="of:=LOG([.A47])" office:value-type="float" office:value="-2.34242269471963" calcext:value-type="float">
            <text:p>-2,3424226947</text:p>
          </table:table-cell>
          <table:table-cell table:formula="of:=LOG([.B47])" office:value-type="float" office:value="-1.88776410787351" calcext:value-type="float">
            <text:p>-1,8877641079</text:p>
          </table:table-cell>
        </table:table-row>
        <table:table-row table:style-name="ro1">
          <table:table-cell office:value-type="float" office:value="0.00499999989" calcext:value-type="float">
            <text:p>5,00E-003</text:p>
          </table:table-cell>
          <table:table-cell office:value-type="float" office:value="0.0127792358" calcext:value-type="float">
            <text:p>1,28E-002</text:p>
          </table:table-cell>
          <table:table-cell/>
          <table:table-cell table:formula="of:=LOG([.A48])" office:value-type="float" office:value="-2.30103000521846" calcext:value-type="float">
            <text:p>-2,3010300052</text:p>
          </table:table-cell>
          <table:table-cell table:formula="of:=LOG([.B48])" office:value-type="float" office:value="-1.89349511626888" calcext:value-type="float">
            <text:p>-1,8934951163</text:p>
          </table:table-cell>
        </table:table-row>
        <table:table-row table:style-name="ro1">
          <table:table-cell office:value-type="float" office:value="0.00999999978" calcext:value-type="float">
            <text:p>1,00E-002</text:p>
          </table:table-cell>
          <table:table-cell office:value-type="float" office:value="0.0137710571" calcext:value-type="float">
            <text:p>1,38E-002</text:p>
          </table:table-cell>
          <table:table-cell/>
          <table:table-cell table:formula="of:=LOG([.A49])" office:value-type="float" office:value="-2.00000000955448" calcext:value-type="float">
            <text:p>-2,0000000096</text:p>
          </table:table-cell>
          <table:table-cell table:formula="of:=LOG([.B49])" office:value-type="float" office:value="-1.86103272095761" calcext:value-type="float">
            <text:p>-1,861032721</text:p>
          </table:table-cell>
        </table:table-row>
        <table:table-row table:style-name="ro1">
          <table:table-cell office:value-type="float" office:value="0.0133333337" calcext:value-type="float">
            <text:p>1,33E-002</text:p>
          </table:table-cell>
          <table:table-cell office:value-type="float" office:value="0.0228557587" calcext:value-type="float">
            <text:p>2,29E-002</text:p>
          </table:table-cell>
          <table:table-cell/>
          <table:table-cell table:formula="of:=LOG([.A50])" office:value-type="float" office:value="-1.8750612514486" calcext:value-type="float">
            <text:p>-1,8750612514</text:p>
          </table:table-cell>
          <table:table-cell table:formula="of:=LOG([.B50])" office:value-type="float" office:value="-1.64100435767133" calcext:value-type="float">
            <text:p>-1,6410043577</text:p>
          </table:table-cell>
        </table:table-row>
        <table:table-row table:style-name="ro1">
          <table:table-cell office:value-type="float" office:value="0.0199999996" calcext:value-type="float">
            <text:p>2,00E-002</text:p>
          </table:table-cell>
          <table:table-cell office:value-type="float" office:value="0.0525550842" calcext:value-type="float">
            <text:p>5,26E-002</text:p>
          </table:table-cell>
          <table:table-cell/>
          <table:table-cell table:formula="of:=LOG([.A51])" office:value-type="float" office:value="-1.69897001302191" calcext:value-type="float">
            <text:p>-1,698970013</text:p>
          </table:table-cell>
          <table:table-cell table:formula="of:=LOG([.B51])" office:value-type="float" office:value="-1.2793852637804" calcext:value-type="float">
            <text:p>-1,2793852638</text:p>
          </table:table-cell>
        </table:table-row>
        <table:table-row table:style-name="ro1">
          <table:table-cell office:value-type="float" office:value="0.0250000004" calcext:value-type="float">
            <text:p>2,50E-002</text:p>
          </table:table-cell>
          <table:table-cell office:value-type="float" office:value="0.0806274414" calcext:value-type="float">
            <text:p>8,06E-002</text:p>
          </table:table-cell>
          <table:table-cell/>
          <table:table-cell table:formula="of:=LOG([.A52])" office:value-type="float" office:value="-1.60205998437925" calcext:value-type="float">
            <text:p>-1,6020599844</text:p>
          </table:table-cell>
          <table:table-cell table:formula="of:=LOG([.B52])" office:value-type="float" office:value="-1.09351712171487" calcext:value-type="float">
            <text:p>-1,0935171217</text:p>
          </table:table-cell>
        </table:table-row>
        <table:table-row table:style-name="ro1">
          <table:table-cell office:value-type="float" office:value="0.0333333351" calcext:value-type="float">
            <text:p>3,33E-002</text:p>
          </table:table-cell>
          <table:table-cell office:value-type="float" office:value="0.12940979" calcext:value-type="float">
            <text:p>1,29E-001</text:p>
          </table:table-cell>
          <table:table-cell/>
          <table:table-cell table:formula="of:=LOG([.A53])" office:value-type="float" office:value="-1.47712123170206" calcext:value-type="float">
            <text:p>-1,4771212317</text:p>
          </table:table-cell>
          <table:table-cell table:formula="of:=LOG([.B53])" office:value-type="float" office:value="-0.888032867545609" calcext:value-type="float">
            <text:p>-0,8880328675</text:p>
          </table:table-cell>
        </table:table-row>
        <table:table-row table:style-name="ro1">
          <table:table-cell office:value-type="float" office:value="0.0500000007" calcext:value-type="float">
            <text:p>5,00E-002</text:p>
          </table:table-cell>
          <table:table-cell office:value-type="float" office:value="0.234853745" calcext:value-type="float">
            <text:p>2,35E-001</text:p>
          </table:table-cell>
          <table:table-cell/>
          <table:table-cell table:formula="of:=LOG([.A54])" office:value-type="float" office:value="-1.30102998958386" calcext:value-type="float">
            <text:p>-1,3010299896</text:p>
          </table:table-cell>
          <table:table-cell table:formula="of:=LOG([.B54])" office:value-type="float" office:value="-0.629202510124688" calcext:value-type="float">
            <text:p>-0,6292025101</text:p>
          </table:table-cell>
        </table:table-row>
        <table:table-row table:style-name="ro1">
          <table:table-cell office:value-type="float" office:value="0.0666666701" calcext:value-type="float">
            <text:p>6,67E-002</text:p>
          </table:table-cell>
          <table:table-cell office:value-type="float" office:value="0.468082428" calcext:value-type="float">
            <text:p>4,68E-001</text:p>
          </table:table-cell>
          <table:table-cell/>
          <table:table-cell table:formula="of:=LOG([.A55])" office:value-type="float" office:value="-1.17609123668952" calcext:value-type="float">
            <text:p>-1,1760912367</text:p>
          </table:table-cell>
          <table:table-cell table:formula="of:=LOG([.B55])" office:value-type="float" office:value="-0.329677662153646" calcext:value-type="float">
            <text:p>-0,3296776622</text:p>
          </table:table-cell>
        </table:table-row>
        <table:table-row table:style-name="ro1">
          <table:table-cell table:style-name="Default" office:value-type="float" office:value="0.100000001" calcext:value-type="float">
            <text:p>0,100000001</text:p>
          </table:table-cell>
          <table:table-cell office:value-type="float" office:value="0.655210495" calcext:value-type="float">
            <text:p>6,55E-001</text:p>
          </table:table-cell>
          <table:table-cell/>
          <table:table-cell table:formula="of:=LOG([.A56])" office:value-type="float" office:value="-0.999999995657055" calcext:value-type="float">
            <text:p>-0,9999999957</text:p>
          </table:table-cell>
          <table:table-cell table:formula="of:=LOG([.B56])" office:value-type="float" office:value="-0.183619154770099" calcext:value-type="float">
            <text:p>-0,1836191548</text:p>
          </table:table-cell>
        </table:table-row>
        <table:table-row table:style-name="ro1">
          <table:table-cell table:style-name="Default" office:value-type="float" office:value="0.200000003" calcext:value-type="float">
            <text:p>0,200000003</text:p>
          </table:table-cell>
          <table:table-cell office:value-type="float" office:value="0.243789673" calcext:value-type="float">
            <text:p>2,44E-001</text:p>
          </table:table-cell>
          <table:table-cell/>
          <table:table-cell table:formula="of:=LOG([.A57])" office:value-type="float" office:value="-0.698969997821602" calcext:value-type="float">
            <text:p>-0,6989699978</text:p>
          </table:table-cell>
          <table:table-cell table:formula="of:=LOG([.B57])" office:value-type="float" office:value="-0.612984695165977" calcext:value-type="float">
            <text:p>-0,6129846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 style:data-style-name="N2" text:time-value="23:08:35.557057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23:07:54.859015343</meta:creation-date>
    <meta:editing-duration>PT33M12S</meta:editing-duration>
    <meta:editing-cycles>6</meta:editing-cycles>
    <meta:generator>LibreOffice/4.2.8.2$Linux_X86_64 LibreOffice_project/420m0$Build-2</meta:generator>
    <dc:date>2018-12-18T23:43:52.948407551</dc:date>
    <meta:document-statistic meta:table-count="1" meta:cell-count="15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263cm" svg:height="6.116cm" xlink:href=".." xlink:type="simple" chart:class="chart:scatter" chart:style-name="ch1">
        <chart:legend chart:legend-position="bottom" svg:x="5.064cm" svg:y="5.333cm" style:legend-expansion="wide" chart:style-name="ch2"/>
        <chart:plot-area chart:style-name="ch3" table:cell-range-address="Feuille1.A2:Feuille1.B13" svg:x="0.245cm" svg:y="0.122cm" svg:width="11.773cm" svg:height="5.089cm">
          <chartooo:coordinate-region svg:x="2.163cm" svg:y="0.322cm" svg:width="9.073cm" svg:height="4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13" chart:class="chart:scatter">
            <chart:domain table:cell-range-address="Feuille1.A2:Feuille1.A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52488707">
                <text:p>0.00452488707</text:p>
                <draw:g>
                  <svg:desc>Feuille1.A2:Feuille1.A13</svg:desc>
                </draw:g>
              </table:table-cell>
              <table:table-cell office:value-type="float" office:value="0.000750790874">
                <text:p>0.000750790874</text:p>
                <draw:g>
                  <svg:desc>Feuille1.B2:Feuille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5454544">
                <text:p>0.0045454544</text:p>
              </table:table-cell>
              <table:table-cell office:value-type="float" office:value="0.000750554609">
                <text:p>0.000750554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9999989">
                <text:p>0.00499999989</text:p>
              </table:table-cell>
              <table:table-cell office:value-type="float" office:value="0.00074108562">
                <text:p>0.00074108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99999978">
                <text:p>0.00999999978</text:p>
              </table:table-cell>
              <table:table-cell office:value-type="float" office:value="0.00116523891">
                <text:p>0.00116523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33333337">
                <text:p>0.0133333337</text:p>
              </table:table-cell>
              <table:table-cell office:value-type="float" office:value="0.00174547499">
                <text:p>0.00174547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99999996">
                <text:p>0.0199999996</text:p>
              </table:table-cell>
              <table:table-cell office:value-type="float" office:value="0.00384211075">
                <text:p>0.00384211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0000004">
                <text:p>0.0250000004</text:p>
              </table:table-cell>
              <table:table-cell office:value-type="float" office:value="0.00620893156">
                <text:p>0.00620893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51">
                <text:p>0.0333333351</text:p>
              </table:table-cell>
              <table:table-cell office:value-type="float" office:value="0.0102345869">
                <text:p>0.0102345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227001738">
                <text:p>0.0227001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66666701">
                <text:p>0.0666666701</text:p>
              </table:table-cell>
              <table:table-cell office:value-type="float" office:value="0.0401693583">
                <text:p>0.04016935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0000001">
                <text:p>0.100000001</text:p>
              </table:table-cell>
              <table:table-cell office:value-type="float" office:value="0.0637644008">
                <text:p>0.0637644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.0411564521">
                <text:p>0.0411564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116cm" svg:height="6.376cm" xlink:href=".." xlink:type="simple" chart:class="chart:scatter" chart:style-name="ch1">
        <chart:legend chart:legend-position="bottom" svg:x="4.991cm" svg:y="5.593cm" style:legend-expansion="wide" chart:style-name="ch2"/>
        <chart:plot-area chart:style-name="ch3" table:cell-range-address="Feuille1.A24:Feuille1.B35" svg:x="0.242cm" svg:y="0.127cm" svg:width="11.632cm" svg:height="5.339cm">
          <chartooo:coordinate-region svg:x="2.16cm" svg:y="0.326cm" svg:width="8.932cm" svg:height="4.4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4:Feuille1.B35" chart:class="chart:scatter">
            <chart:domain table:cell-range-address="Feuille1.A24:Feuille1.A35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52488707">
                <text:p>0.00452488707</text:p>
                <draw:g>
                  <svg:desc>Feuille1.A24:Feuille1.A35</svg:desc>
                </draw:g>
              </table:table-cell>
              <table:table-cell office:value-type="float" office:value="0.00259985728">
                <text:p>0.00259985728</text:p>
                <draw:g>
                  <svg:desc>Feuille1.B24:Feuille1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5454544">
                <text:p>0.0045454544</text:p>
              </table:table-cell>
              <table:table-cell office:value-type="float" office:value="0.00259804004">
                <text:p>0.00259804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9999989">
                <text:p>0.00499999989</text:p>
              </table:table-cell>
              <table:table-cell office:value-type="float" office:value="0.00259349868">
                <text:p>0.00259349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99999978">
                <text:p>0.00999999978</text:p>
              </table:table-cell>
              <table:table-cell office:value-type="float" office:value="0.00343802059">
                <text:p>0.00343802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33333337">
                <text:p>0.0133333337</text:p>
              </table:table-cell>
              <table:table-cell office:value-type="float" office:value="0.00536029786">
                <text:p>0.00536029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99999996">
                <text:p>0.0199999996</text:p>
              </table:table-cell>
              <table:table-cell office:value-type="float" office:value="0.0118229073">
                <text:p>0.01182290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0000004">
                <text:p>0.0250000004</text:p>
              </table:table-cell>
              <table:table-cell office:value-type="float" office:value="0.0185553394">
                <text:p>0.0185553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51">
                <text:p>0.0333333351</text:p>
              </table:table-cell>
              <table:table-cell office:value-type="float" office:value="0.0324982218">
                <text:p>0.03249822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0661271736">
                <text:p>0.0661271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66666701">
                <text:p>0.0666666701</text:p>
              </table:table-cell>
              <table:table-cell office:value-type="float" office:value="0.123753175">
                <text:p>0.1237531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0000001">
                <text:p>0.100000001</text:p>
              </table:table-cell>
              <table:table-cell office:value-type="float" office:value="0.197989687">
                <text:p>0.1979896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.0995336995">
                <text:p>0.0995336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474cm" svg:height="6.35cm" xlink:href=".." xlink:type="simple" chart:class="chart:scatter" chart:style-name="ch1">
        <chart:legend chart:legend-position="bottom" svg:x="2.761cm" svg:y="5.567cm" style:legend-expansion="wide" chart:style-name="ch2"/>
        <chart:plot-area chart:style-name="ch3" table:cell-range-address="Feuille1.D5:Feuille1.E11" svg:x="0.249cm" svg:y="0.127cm" svg:width="11.976cm" svg:height="5.313cm">
          <chartooo:coordinate-region svg:x="0.54cm" svg:y="0.326cm" svg:width="11.392cm" svg:height="4.9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E5:Feuille1.E11" chart:class="chart:scatter">
            <chart:domain table:cell-range-address="Feuille1.D5:Feuille1.D11"/>
            <chart:regression-curve chart:style-name="ch7">
              <chart:equation chart:display-equation="true" chart:display-r-square="true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00000000955448">
                <text:p>-2.00000000955448</text:p>
                <draw:g>
                  <svg:desc>Feuille1.D5:Feuille1.D11</svg:desc>
                </draw:g>
              </table:table-cell>
              <table:table-cell office:value-type="float" office:value="-2.93358502171331">
                <text:p>-2.93358502171331</text:p>
                <draw:g>
                  <svg:desc>Feuille1.E5:Feuille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750612514486">
                <text:p>-1.8750612514486</text:p>
              </table:table-cell>
              <table:table-cell office:value-type="float" office:value="-2.75808636958415">
                <text:p>-2.75808636958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69897001302191">
                <text:p>-1.69897001302191</text:p>
              </table:table-cell>
              <table:table-cell office:value-type="float" office:value="-2.4154301206246">
                <text:p>-2.4154301206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60205998437925">
                <text:p>-1.60205998437925</text:p>
              </table:table-cell>
              <table:table-cell office:value-type="float" office:value="-2.20698312728208">
                <text:p>-2.20698312728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47712123170206">
                <text:p>-1.47712123170206</text:p>
              </table:table-cell>
              <table:table-cell office:value-type="float" office:value="-1.98992968213398">
                <text:p>-1.98992968213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30102998958386">
                <text:p>-1.30102998958386</text:p>
              </table:table-cell>
              <table:table-cell office:value-type="float" office:value="-1.64397081769269">
                <text:p>-1.643970817692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17609123668952">
                <text:p>-1.17609123668952</text:p>
              </table:table-cell>
              <table:table-cell office:value-type="float" office:value="-1.39610510600781">
                <text:p>-1.396105106007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941cm" svg:height="7.704cm" xlink:href=".." xlink:type="simple" chart:class="chart:scatter" chart:style-name="ch1">
        <chart:legend chart:legend-position="bottom" svg:x="2.994cm" svg:y="6.921cm" style:legend-expansion="wide" chart:style-name="ch2"/>
        <chart:plot-area chart:style-name="ch3" table:cell-range-address="Feuille1.D27:Feuille1.E33" svg:x="0.258cm" svg:y="0.154cm" svg:width="12.425cm" svg:height="6.613cm">
          <chartooo:coordinate-region svg:x="0.55cm" svg:y="0.354cm" svg:width="11.841cm" svg:height="6.2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E27:Feuille1.E33" chart:class="chart:scatter">
            <chart:domain table:cell-range-address="Feuille1.D27:Feuille1.D33"/>
            <chart:regression-curve chart:style-name="ch7">
              <chart:equation chart:display-equation="true" chart:display-r-square="true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00000000955448">
                <text:p>-2.00000000955448</text:p>
                <draw:g>
                  <svg:desc>Feuille1.D27:Feuille1.D33</svg:desc>
                </draw:g>
              </table:table-cell>
              <table:table-cell office:value-type="float" office:value="-2.46369152669009">
                <text:p>-2.46369152669009</text:p>
                <draw:g>
                  <svg:desc>Feuille1.E27:Feuille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750612514486">
                <text:p>-1.8750612514486</text:p>
              </table:table-cell>
              <table:table-cell office:value-type="float" office:value="-2.2708110768445">
                <text:p>-2.2708110768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69897001302191">
                <text:p>-1.69897001302191</text:p>
              </table:table-cell>
              <table:table-cell office:value-type="float" office:value="-1.92727571557893">
                <text:p>-1.92727571557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60205998437925">
                <text:p>-1.60205998437925</text:p>
              </table:table-cell>
              <table:table-cell office:value-type="float" office:value="-1.73153109746184">
                <text:p>-1.73153109746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47712123170206">
                <text:p>-1.47712123170206</text:p>
              </table:table-cell>
              <table:table-cell office:value-type="float" office:value="-1.48814040159267">
                <text:p>-1.48814040159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30102998958386">
                <text:p>-1.30102998958386</text:p>
              </table:table-cell>
              <table:table-cell office:value-type="float" office:value="-1.17962003946381">
                <text:p>-1.17962003946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17609123668952">
                <text:p>-1.17609123668952</text:p>
              </table:table-cell>
              <table:table-cell office:value-type="float" office:value="-0.907443650032441">
                <text:p>-0.9074436500324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115cm" svg:height="7.014cm" xlink:href=".." xlink:type="simple" chart:class="chart:scatter" chart:style-name="ch1">
        <chart:legend chart:legend-position="bottom" svg:x="4.99cm" svg:y="6.231cm" style:legend-expansion="wide" chart:style-name="ch2"/>
        <chart:plot-area chart:style-name="ch3" table:cell-range-address="Feuille1.A46:Feuille1.B57" svg:x="0.242cm" svg:y="0.14cm" svg:width="11.631cm" svg:height="5.951cm">
          <chartooo:coordinate-region svg:x="2.16cm" svg:y="0.339cm" svg:width="8.931cm" svg:height="5.1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46:Feuille1.B57" chart:class="chart:scatter">
            <chart:domain table:cell-range-address="Feuille1.A46:Feuille1.A57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52488707">
                <text:p>0.00452488707</text:p>
                <draw:g>
                  <svg:desc>Feuille1.A46:Feuille1.A57</svg:desc>
                </draw:g>
              </table:table-cell>
              <table:table-cell office:value-type="float" office:value="0.013048172">
                <text:p>0.013048172</text:p>
                <draw:g>
                  <svg:desc>Feuille1.B46:Feuille1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5454544">
                <text:p>0.0045454544</text:p>
              </table:table-cell>
              <table:table-cell office:value-type="float" office:value="0.0129489899">
                <text:p>0.0129489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9999989">
                <text:p>0.00499999989</text:p>
              </table:table-cell>
              <table:table-cell office:value-type="float" office:value="0.0127792358">
                <text:p>0.0127792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99999978">
                <text:p>0.00999999978</text:p>
              </table:table-cell>
              <table:table-cell office:value-type="float" office:value="0.0137710571">
                <text:p>0.0137710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33333337">
                <text:p>0.0133333337</text:p>
              </table:table-cell>
              <table:table-cell office:value-type="float" office:value="0.0228557587">
                <text:p>0.0228557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99999996">
                <text:p>0.0199999996</text:p>
              </table:table-cell>
              <table:table-cell office:value-type="float" office:value="0.0525550842">
                <text:p>0.0525550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0000004">
                <text:p>0.0250000004</text:p>
              </table:table-cell>
              <table:table-cell office:value-type="float" office:value="0.0806274414">
                <text:p>0.08062744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51">
                <text:p>0.0333333351</text:p>
              </table:table-cell>
              <table:table-cell office:value-type="float" office:value="0.12940979">
                <text:p>0.12940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00000007">
                <text:p>0.0500000007</text:p>
              </table:table-cell>
              <table:table-cell office:value-type="float" office:value="0.234853745">
                <text:p>0.234853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66666701">
                <text:p>0.0666666701</text:p>
              </table:table-cell>
              <table:table-cell office:value-type="float" office:value="0.468082428">
                <text:p>0.468082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0000001">
                <text:p>0.100000001</text:p>
              </table:table-cell>
              <table:table-cell office:value-type="float" office:value="0.655210495">
                <text:p>0.655210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0.243789673">
                <text:p>0.2437896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73cm" svg:height="7.65cm" xlink:href=".." xlink:type="simple" chart:class="chart:scatter" chart:style-name="ch1">
        <chart:legend chart:legend-position="bottom" svg:x="3.16cm" svg:y="6.867cm" style:legend-expansion="wide" chart:style-name="ch2"/>
        <chart:plot-area chart:style-name="ch3" table:cell-range-address="Feuille1.D49:Feuille1.E55" svg:x="0.265cm" svg:y="0.153cm" svg:width="12.743cm" svg:height="6.561cm">
          <chartooo:coordinate-region svg:x="0.557cm" svg:y="0.352cm" svg:width="12.159cm" svg:height="6.1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E49:Feuille1.E55" chart:class="chart:scatter">
            <chart:domain table:cell-range-address="Feuille1.D49:Feuille1.D55"/>
            <chart:regression-curve chart:style-name="ch7">
              <chart:equation chart:display-equation="true" chart:display-r-square="true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00000000955448">
                <text:p>-2.00000000955448</text:p>
                <draw:g>
                  <svg:desc>Feuille1.D49:Feuille1.D55</svg:desc>
                </draw:g>
              </table:table-cell>
              <table:table-cell office:value-type="float" office:value="-1.86103272095761">
                <text:p>-1.86103272095761</text:p>
                <draw:g>
                  <svg:desc>Feuille1.E49:Feuille1.E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750612514486">
                <text:p>-1.8750612514486</text:p>
              </table:table-cell>
              <table:table-cell office:value-type="float" office:value="-1.64100435767133">
                <text:p>-1.6410043576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69897001302191">
                <text:p>-1.69897001302191</text:p>
              </table:table-cell>
              <table:table-cell office:value-type="float" office:value="-1.2793852637804">
                <text:p>-1.2793852637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60205998437925">
                <text:p>-1.60205998437925</text:p>
              </table:table-cell>
              <table:table-cell office:value-type="float" office:value="-1.09351712171487">
                <text:p>-1.09351712171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47712123170206">
                <text:p>-1.47712123170206</text:p>
              </table:table-cell>
              <table:table-cell office:value-type="float" office:value="-0.888032867545609">
                <text:p>-0.888032867545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30102998958386">
                <text:p>-1.30102998958386</text:p>
              </table:table-cell>
              <table:table-cell office:value-type="float" office:value="-0.629202510124688">
                <text:p>-0.629202510124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17609123668952">
                <text:p>-1.17609123668952</text:p>
              </table:table-cell>
              <table:table-cell office:value-type="float" office:value="-0.329677662153646">
                <text:p>-0.3296776621536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